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F0000036C5EE4E8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cm" svg:height="20.5cm" svg:x="3.5cm" svg:y="1cm">
          <draw:image xlink:href="Pictures/10000000000002BF0000036C5EE4E8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6:17:59.32</dc:date>
    <meta:editing-duration>PT16S</meta:editing-duration>
    <meta:editing-cycles>1</meta:editing-cycles>
    <meta:document-statistic meta:object-count="1"/>
    <meta:generator>OpenOffice.org/3.3$Win32 OpenOffice.org_project/330m20$Build-9567</meta:generator>
  </office:meta>
</office:document-meta>
</file>